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376.13pt" svg:height="211.55pt" svg:x="143.69pt" svg:y="23.05pt">
            <loext:p draw:notify-on-update-of-ranges="Sheet1.A1:Sheet1.A21 Sheet1.B1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668.1pt" svg:y="21.06pt">
            <loext:p draw:notify-on-update-of-ranges="Sheet1.J1:Sheet1.J1 Sheet1.J2:Sheet1.J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4.632" calcext:value-type="float">
            <text:p>-4.632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.643" calcext:value-type="float">
            <text:p>-3.643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33.333333" calcext:value-type="float">
            <text:p>33.33333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.751" calcext:value-type="float">
            <text:p>-2.751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1.953" calcext:value-type="float">
            <text:p>-1.953</text:p>
          </table:table-cell>
          <table:table-cell table:number-columns-repeated="6"/>
          <table:table-cell office:value-type="float" office:value="0.5625" calcext:value-type="float">
            <text:p>0.5625</text:p>
          </table:table-cell>
          <table:table-cell office:value-type="float" office:value="11.111111" calcext:value-type="float">
            <text:p>11.111111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1.251" calcext:value-type="float">
            <text:p>-1.251</text:p>
          </table:table-cell>
          <table:table-cell table:number-columns-repeated="6"/>
          <table:table-cell office:value-type="float" office:value="0.59375" calcext:value-type="float">
            <text:p>0.59375</text:p>
          </table:table-cell>
          <table:table-cell office:value-type="float" office:value="5.263158" calcext:value-type="float">
            <text:p>5.26315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643" calcext:value-type="float">
            <text:p>-0.643</text:p>
          </table:table-cell>
          <table:table-cell table:number-columns-repeated="6"/>
          <table:table-cell office:value-type="float" office:value="0.609375" calcext:value-type="float">
            <text:p>0.609375</text:p>
          </table:table-cell>
          <table:table-cell office:value-type="float" office:value="2.564103" calcext:value-type="float">
            <text:p>2.564103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13" calcext:value-type="float">
            <text:p>-0.13</text:p>
          </table:table-cell>
          <table:table-cell table:number-columns-repeated="6"/>
          <table:table-cell office:value-type="float" office:value="0.601562" calcext:value-type="float">
            <text:p>0.601562</text:p>
          </table:table-cell>
          <table:table-cell office:value-type="float" office:value="1.298701" calcext:value-type="float">
            <text:p>1.298701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291" calcext:value-type="float">
            <text:p>0.291</text:p>
          </table:table-cell>
          <table:table-cell table:number-columns-repeated="6"/>
          <table:table-cell office:value-type="float" office:value="0.605469" calcext:value-type="float">
            <text:p>0.605469</text:p>
          </table:table-cell>
          <table:table-cell office:value-type="float" office:value="0.645161" calcext:value-type="float">
            <text:p>0.645161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619" calcext:value-type="float">
            <text:p>0.619</text:p>
          </table:table-cell>
          <table:table-cell table:number-columns-repeated="6"/>
          <table:table-cell office:value-type="float" office:value="0.603516" calcext:value-type="float">
            <text:p>0.603516</text:p>
          </table:table-cell>
          <table:table-cell office:value-type="float" office:value="0.323625" calcext:value-type="float">
            <text:p>0.3236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855" calcext:value-type="float">
            <text:p>0.855</text:p>
          </table:table-cell>
          <table:table-cell table:number-columns-repeated="6"/>
          <table:table-cell office:value-type="float" office:value="0.604492" calcext:value-type="float">
            <text:p>0.604492</text:p>
          </table:table-cell>
          <table:table-cell office:value-type="float" office:value="0.161551" calcext:value-type="float">
            <text:p>0.16155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60498" calcext:value-type="float">
            <text:p>0.60498</text:p>
          </table:table-cell>
          <table:table-cell office:value-type="float" office:value="0.08071" calcext:value-type="float">
            <text:p>0.0807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55" calcext:value-type="float">
            <text:p>1.055</text:p>
          </table:table-cell>
          <table:table-cell table:number-columns-repeated="6"/>
          <table:table-cell office:value-type="float" office:value="0.605225" calcext:value-type="float">
            <text:p>0.605225</text:p>
          </table:table-cell>
          <table:table-cell office:value-type="float" office:value="0.040339" calcext:value-type="float">
            <text:p>0.0403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21" calcext:value-type="float">
            <text:p>1.021</text:p>
          </table:table-cell>
          <table:table-cell table:number-columns-repeated="6"/>
          <table:table-cell office:value-type="float" office:value="0.605347" calcext:value-type="float">
            <text:p>0.605347</text:p>
          </table:table-cell>
          <table:table-cell office:value-type="float" office:value="0.020165" calcext:value-type="float">
            <text:p>0.0201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0.605286" calcext:value-type="float">
            <text:p>0.605286</text:p>
          </table:table-cell>
          <table:table-cell office:value-type="float" office:value="0.010084" calcext:value-type="float">
            <text:p>0.01008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92" calcext:value-type="float">
            <text:p>0.692</text:p>
          </table:table-cell>
          <table:table-cell table:number-columns-repeated="6"/>
          <table:table-cell office:value-type="float" office:value="0.605255" calcext:value-type="float">
            <text:p>0.605255</text:p>
          </table:table-cell>
          <table:table-cell office:value-type="float" office:value="0.005042" calcext:value-type="float">
            <text:p>0.00504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table:number-columns-repeated="6"/>
          <table:table-cell office:value-type="float" office:value="0.60527" calcext:value-type="float">
            <text:p>0.60527</text:p>
          </table:table-cell>
          <table:table-cell office:value-type="float" office:value="0.002521" calcext:value-type="float">
            <text:p>0.0025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2" calcext:value-type="float">
            <text:p>0.022</text:p>
          </table:table-cell>
          <table:table-cell table:number-columns-repeated="6"/>
          <table:table-cell office:value-type="float" office:value="0.605263" calcext:value-type="float">
            <text:p>0.605263</text:p>
          </table:table-cell>
          <table:table-cell office:value-type="float" office:value="0.001261" calcext:value-type="float">
            <text:p>0.00126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36" calcext:value-type="float">
            <text:p>-0.436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974" calcext:value-type="float">
            <text:p>-0.974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.59" calcext:value-type="float">
            <text:p>-1.5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82" calcext:value-type="float">
            <text:p>-2.2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9:46:44.386895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50:20.375395433</meta:creation-date>
    <dc:date>2018-07-26T01:33:20.208836701</dc:date>
    <meta:editing-duration>PT16H24M21S</meta:editing-duration>
    <meta:editing-cycles>2</meta:editing-cycles>
    <meta:generator>LibreOffice/5.1.6.2$Linux_X86_64 LibreOffice_project/10m0$Build-2</meta:generator>
    <meta:document-statistic meta:table-count="1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7cm" svg:height="7.464cm" xlink:href=".." xlink:type="simple" chart:class="chart:line" chart:style-name="ch1">
        <chart:legend chart:legend-position="end" svg:x="10.418cm" svg:y="3.184cm" style:legend-expansion="high" chart:style-name="ch2"/>
        <chart:plot-area chart:style-name="ch3" table:cell-range-address="Sheet1.A1:Sheet1.B21" svg:x="0.265cm" svg:y="0.149cm" svg:width="9.888cm" svg:height="7.166cm">
          <chartooo:coordinate-region svg:x="0.807cm" svg:y="0.348cm" svg:width="9.159cm" svg:height="6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1" chart:class="chart:line">
            <chart:data-point chart:repeated="21"/>
          </chart:series>
          <chart:series chart:style-name="ch7" chart:values-cell-range-address="Sheet1.B1:Sheet1.B2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1:Sheet1.A21</svg:desc>
                </draw:g>
              </table:table-cell>
              <table:table-cell office:value-type="float" office:value="-4.632">
                <text:p>-4.632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3.643">
                <text:p>-3.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2.751">
                <text:p>-2.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1.953">
                <text:p>-1.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1.251">
                <text:p>-1.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643">
                <text:p>-0.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36">
                <text:p>-0.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974">
                <text:p>-0.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2.282">
                <text:p>-2.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4.203cm" style:legend-expansion="high" chart:style-name="ch2"/>
        <chart:plot-area chart:style-name="ch3" table:cell-range-address="Sheet1.J1:Sheet1.J17" chart:data-source-has-labels="row" svg:x="0.319cm" svg:y="0.18cm" svg:width="13.46cm" svg:height="8.645cm">
          <chartooo:coordinate-region svg:x="0.94cm" svg:y="0.379cm" svg:width="12.652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7" chart:label-cell-address="Sheet1.J1:Sheet1.J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333333">
                <text:p>33.333333</text:p>
                <draw:g>
                  <svg:desc>Sheet1.J2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11111">
                <text:p>11.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63158">
                <text:p>5.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64103">
                <text:p>2.564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8701">
                <text:p>1.298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161">
                <text:p>0.645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3625">
                <text:p>0.323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1551">
                <text:p>0.161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071">
                <text:p>0.08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339">
                <text:p>0.040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65">
                <text:p>0.020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084">
                <text:p>0.010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042">
                <text:p>0.005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21">
                <text:p>0.002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61">
                <text:p>0.001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